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in" loext:contextual-spacing="false" fo:line-height="100%"/>
    </style:style>
    <style:style style:name="P2" style:family="paragraph" style:parent-style-name="Preformatted_20_Text">
      <style:paragraph-properties fo:margin-top="0in" fo:margin-bottom="0in" loext:contextual-spacing="false" fo:line-height="100%"/>
      <style:text-properties officeooo:rsid="000477c8" officeooo:paragraph-rsid="000477c8"/>
    </style:style>
    <style:style style:name="P3" style:family="paragraph" style:parent-style-name="Preformatted_20_Text">
      <style:paragraph-properties fo:margin-top="0in" fo:margin-bottom="0in" loext:contextual-spacing="false" fo:line-height="100%"/>
      <style:text-properties fo:color="#00a933" style:font-name="Liberation Mono" fo:font-size="10pt" style:font-size-asian="10pt" style:font-size-complex="10pt"/>
    </style:style>
    <style:style style:name="P4" style:family="paragraph" style:parent-style-name="Standard">
      <style:paragraph-properties fo:margin-top="0in" fo:margin-bottom="0in" loext:contextual-spacing="false" fo:line-height="100%"/>
      <style:text-properties style:font-name="Liberation Mono" fo:font-size="10pt" officeooo:rsid="000477c8" officeooo:paragraph-rsid="000477c8" style:font-size-asian="10pt" style:font-size-complex="10pt"/>
    </style:style>
    <style:style style:name="P5" style:family="paragraph" style:parent-style-name="Standard">
      <style:paragraph-properties fo:margin-top="0in" fo:margin-bottom="0in" loext:contextual-spacing="false" fo:line-height="100%"/>
      <style:text-properties style:font-name="Liberation Mono" fo:font-size="10pt" officeooo:paragraph-rsid="000477c8" style:font-size-asian="10pt" style:font-size-complex="10pt"/>
    </style:style>
    <style:style style:name="P6" style:family="paragraph" style:parent-style-name="Standard">
      <style:paragraph-properties fo:margin-top="0in" fo:margin-bottom="0in" loext:contextual-spacing="false" fo:line-height="100%" fo:text-align="center" style:justify-single-word="false"/>
      <style:text-properties style:font-name="Liberation Mono" fo:font-size="10pt" fo:font-weight="bold" officeooo:rsid="000477c8" officeooo:paragraph-rsid="000477c8"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style:text-properties officeooo:paragraph-rsid="000477c8"/>
    </style:style>
    <style:style style:name="P8" style:family="paragraph" style:parent-style-name="Text_20_body" style:list-style-name="L1"/>
    <style:style style:name="P9" style:family="paragraph" style:parent-style-name="Text_20_body">
      <style:paragraph-properties fo:margin-top="0in" fo:margin-bottom="0in" loext:contextual-spacing="false" fo:line-height="100%"/>
    </style:style>
    <style:style style:name="P10" style:family="paragraph" style:parent-style-name="Text_20_body">
      <style:paragraph-properties fo:margin-top="0in" fo:margin-bottom="0in" loext:contextual-spacing="false" fo:line-height="100%"/>
      <style:text-properties officeooo:paragraph-rsid="000477c8"/>
    </style:style>
    <style:style style:name="P11" style:family="paragraph" style:parent-style-name="Text_20_body" style:list-style-name="L7">
      <style:paragraph-properties fo:margin-top="0in" fo:margin-bottom="0in" loext:contextual-spacing="false" fo:line-height="100%"/>
    </style:style>
    <style:style style:name="P12" style:family="paragraph" style:parent-style-name="Text_20_body">
      <style:paragraph-properties fo:margin-top="0in" fo:margin-bottom="0in" loext:contextual-spacing="false" fo:line-height="100%"/>
      <style:text-properties style:font-name="Liberation Mono" fo:font-size="10pt" officeooo:rsid="000477c8" officeooo:paragraph-rsid="000477c8" style:font-size-asian="10pt" style:font-size-complex="10pt"/>
    </style:style>
    <style:style style:name="P13" style:family="paragraph" style:parent-style-name="Text_20_body">
      <style:paragraph-properties fo:margin-top="0in" fo:margin-bottom="0in" loext:contextual-spacing="false" fo:line-height="100%"/>
      <style:text-properties style:font-name="Liberation Mono" fo:font-size="10pt" style:text-underline-style="solid" style:text-underline-width="auto" style:text-underline-color="font-color" officeooo:rsid="000477c8" officeooo:paragraph-rsid="000477c8" style:font-size-asian="10pt" style:font-size-complex="10pt"/>
    </style:style>
    <style:style style:name="P14" style:family="paragraph" style:parent-style-name="Text_20_body">
      <style:paragraph-properties fo:margin-top="0in" fo:margin-bottom="0in" loext:contextual-spacing="false" fo:line-height="100%"/>
      <style:text-properties officeooo:rsid="000477c8" officeooo:paragraph-rsid="000477c8"/>
    </style:style>
    <style:style style:name="P15" style:family="paragraph" style:parent-style-name="Text_20_body">
      <style:paragraph-properties fo:margin-top="0in" fo:margin-bottom="0in" loext:contextual-spacing="false" fo:line-height="100%"/>
      <style:text-properties fo:color="#00a933" style:font-name="Liberation Mono" fo:font-size="10pt" officeooo:rsid="000477c8" officeooo:paragraph-rsid="000477c8" style:font-size-asian="10pt" style:font-size-complex="10pt"/>
    </style:style>
    <style:style style:name="P16" style:family="paragraph" style:parent-style-name="Text_20_body">
      <style:paragraph-properties fo:margin-top="0in" fo:margin-bottom="0in" loext:contextual-spacing="false" fo:line-height="100%"/>
      <style:text-properties fo:color="#800080" style:font-name="Liberation Mono" fo:font-size="10pt" officeooo:rsid="000477c8" officeooo:paragraph-rsid="000477c8" style:font-size-asian="10pt" style:font-size-complex="10pt"/>
    </style:style>
    <style:style style:name="T1" style:family="text">
      <style:text-properties officeooo:rsid="000477c8"/>
    </style:style>
    <style:style style:name="T2" style:family="text">
      <style:text-properties style:font-name="Liberation Mono"/>
    </style:style>
    <style:style style:name="T3" style:family="text">
      <style:text-properties style:font-name="Liberation Mono" officeooo:rsid="000477c8"/>
    </style:style>
    <style:style style:name="T4" style:family="text">
      <style:text-properties style:font-name="Liberation Mono" fo:font-size="10pt" style:font-size-asian="10pt" style:font-size-complex="10pt"/>
    </style:style>
    <style:style style:name="T5" style:family="text">
      <style:text-properties style:font-name="Liberation Mono" fo:font-size="10pt" officeooo:rsid="000477c8"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color="#00a933" style:font-name="Liberation Mono" fo:font-size="10pt" style:font-size-asian="10pt" style:font-size-complex="10pt"/>
    </style:style>
    <style:style style:name="T8" style:family="text">
      <style:text-properties fo:color="#800080" style:font-name="Liberation Mono" fo:font-size="10pt" style:font-size-asian="10pt" style:font-size-complex="10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ATIC</text:p>
      <text:p text:style-name="P4"/>
      <text:p text:style-name="P7"><text:span text:style-name="T5">source - </text:span><text:a xlink:type="simple" xlink:href="https://docs.microsoft.com/en-us/cpp/cpp/storage-classes-cpp?view=vs-2019" text:style-name="Internet_20_link" text:visited-style-name="Visited_20_Internet_20_Link"><text:span text:style-name="T5">https://docs.microsoft.com/en-us/cpp/cpp/storage-classes-cpp?view=vs-2019</text:span></text:a></text:p>
      <text:p text:style-name="P5"/>
      <text:p text:style-name="P10"><text:span text:style-name="T4">The </text:span><text:span text:style-name="Strong_20_Emphasis"><text:span text:style-name="T4">static</text:span></text:span><text:span text:style-name="T4"> keyword can be used to declare variables and functions at global scope, namespace scope, and class scope. Static variables can also be declared at local scope.</text:span></text:p>
      <text:p text:style-name="P9"><text:span text:style-name="T4"/></text:p>
      <text:p text:style-name="P9"><text:span text:style-name="T4">Static duration means that the object or variable is allocated when the program starts and is deallocated when the program ends. External linkage means that the name of the variable is visible from outside the file in which the variable is declared. Conversely, internal linkage means that the name is not visible outside the file in which the variable is declared. By default, an object or variable that is defined in the global namespace has static duration and external linkage. The </text:span><text:span text:style-name="Strong_20_Emphasis"><text:span text:style-name="T4">static</text:span></text:span><text:span text:style-name="T4"> keyword can be used in the following situations.</text:span></text:p>
      <text:p text:style-name="P9"><text:span text:style-name="T4"/></text:p>
      <text:list xml:id="list2712453131" text:style-name="L7">
        <text:list-item>
          <text:p text:style-name="P11"><text:span text:style-name="T4">When you declare a variable or function at file scope (global and/or namespace scope), the </text:span><text:span text:style-name="Strong_20_Emphasis"><text:span text:style-name="T4">static</text:span></text:span><text:span text:style-name="T4"> keyword specifies that the variable or function has internal linkage. When you declare a variable, the variable has static duration and the compiler initializes it to 0 unless you specify another value.</text:span></text:p>
        </text:list-item>
        <text:list-item>
          <text:p text:style-name="P11"><text:span text:style-name="T4">When you declare a variable in a function, the </text:span><text:span text:style-name="Strong_20_Emphasis"><text:span text:style-name="T4">static</text:span></text:span><text:span text:style-name="T4"> keyword specifies that the variable retains its state between calls to that function.</text:span></text:p>
        </text:list-item>
        <text:list-item>
          <text:p text:style-name="P11"><text:span text:style-name="T4">When you declare a data member in a class declaration, the </text:span><text:span text:style-name="Strong_20_Emphasis"><text:span text:style-name="T4">static</text:span></text:span><text:span text:style-name="T4"> keyword specifies that one copy of the member is shared by all instances of the class. A static data member must be defined at file scope. An integral data member that you declare as </text:span><text:span text:style-name="Strong_20_Emphasis"><text:span text:style-name="T4">const static</text:span></text:span><text:span text:style-name="T4"> can have an initializer.</text:span></text:p>
        </text:list-item>
        <text:list-item>
          <text:p text:style-name="P11"><text:span text:style-name="T4">When you declare a member function in a class declaration, the </text:span><text:span text:style-name="Strong_20_Emphasis"><text:span text:style-name="T4">static</text:span></text:span><text:span text:style-name="T4"> keyword specifies that the function is shared by all instances of the class. A static member function cannot access an instance member because the function does not have an implicit </text:span><text:span text:style-name="Strong_20_Emphasis"><text:span text:style-name="T4">this</text:span></text:span><text:span text:style-name="T4"> pointer. To access an instance member, declare the function with a parameter that is an instance pointer or reference.</text:span></text:p>
        </text:list-item>
        <text:list-item>
          <text:p text:style-name="P11"><text:span text:style-name="T4">You cannot declare the members of a union as static. However, a globally declared anonymous union must be explicitly declared </text:span><text:span text:style-name="Strong_20_Emphasis"><text:span text:style-name="T4">static</text:span></text:span><text:span text:style-name="T4">.</text:span></text:p>
        </text:list-item>
      </text:list>
      <text:p text:style-name="P9"><text:span text:style-name="T4"/></text:p>
      <text:p text:style-name="P9"><text:span text:style-name="T4">This example shows how a variable declared </text:span><text:span text:style-name="Strong_20_Emphasis"><text:span text:style-name="T4">static</text:span></text:span><text:span text:style-name="T4"> in a function retains its state between calls to that function.</text:span></text:p>
      <text:p text:style-name="P1"><text:span text:style-name="Source_20_Text"><text:span text:style-name="T4"/></text:span></text:p>
      <text:p text:style-name="P1"><text:span text:style-name="Source_20_Text"><text:span text:style-name="T4">// static1.cpp</text:span></text:span></text:p>
      <text:p text:style-name="P1"><text:span text:style-name="Source_20_Text"><text:span text:style-name="T4">// compile with: /EHsc</text:span></text:span></text:p>
      <text:p text:style-name="P1"><text:span text:style-name="Source_20_Text"><text:span text:style-name="T7">#include &lt;iostream&gt;</text:span></text:span></text:p>
      <text:p text:style-name="P3"/>
      <text:p text:style-name="P1"><text:span text:style-name="Source_20_Text"><text:span text:style-name="T7">using namespace std;</text:span></text:span></text:p>
      <text:p text:style-name="P1"><text:span text:style-name="Source_20_Text"><text:span text:style-name="T7">void showstat( int curr ) {</text:span></text:span></text:p>
      <text:p text:style-name="P1"><text:span text:style-name="Source_20_Text"><text:span text:style-name="T7"><text:s text:c="3"/>static int nStatic;</text:span></text:span><text:span text:style-name="Source_20_Text"><text:span text:style-name="T4"> <text:s text:c="3"/>// Value of nStatic is retained</text:span></text:span></text:p>
      <text:p text:style-name="P1"><text:span text:style-name="Source_20_Text"><text:span text:style-name="T4"><text:s text:c="26"/>// between each function call</text:span></text:span></text:p>
      <text:p text:style-name="P1"><text:span text:style-name="Source_20_Text"><text:span text:style-name="T7"><text:s text:c="3"/>nStatic += curr;</text:span></text:span></text:p>
      <text:p text:style-name="P1"><text:span text:style-name="Source_20_Text"><text:span text:style-name="T7"><text:s text:c="3"/>cout &lt;&lt; "nStatic is " &lt;&lt; nStatic &lt;&lt; endl;</text:span></text:span></text:p>
      <text:p text:style-name="P1"><text:span text:style-name="Source_20_Text"><text:span text:style-name="T7">}</text:span></text:span></text:p>
      <text:p text:style-name="P3"/>
      <text:p text:style-name="P1"><text:span text:style-name="Source_20_Text"><text:span text:style-name="T7">int main() {</text:span></text:span></text:p>
      <text:p text:style-name="P1"><text:span text:style-name="Source_20_Text"><text:span text:style-name="T7"><text:s text:c="3"/>for ( int i = 0; i &lt; 5; i++ )</text:span></text:span></text:p>
      <text:p text:style-name="P1"><text:span text:style-name="Source_20_Text"><text:span text:style-name="T7"><text:s text:c="6"/>showstat( i );</text:span></text:span></text:p>
      <text:p text:style-name="P1"><text:span text:style-name="Source_20_Text"><text:span text:style-name="T7">}</text:span></text:span></text:p>
      <text:p text:style-name="P1"><text:span text:style-name="Source_20_Text"><text:span text:style-name="T4"/></text:span></text:p>
      <text:p text:style-name="P12"><text:span text:style-name="T6">Output</text:span>:</text:p>
      <text:p text:style-name="P2"><text:span text:style-name="Source_20_Text"><text:span text:style-name="T8">nStatic is 0</text:span></text:span></text:p>
      <text:p text:style-name="P1"><text:span text:style-name="Source_20_Text"><text:span text:style-name="T8">nStatic is 1</text:span></text:span></text:p>
      <text:p text:style-name="P1"><text:span text:style-name="Source_20_Text"><text:span text:style-name="T8">nStatic is 3</text:span></text:span></text:p>
      <text:p text:style-name="P1"><text:span text:style-name="Source_20_Text"><text:span text:style-name="T8">nStatic is 6</text:span></text:span></text:p>
      <text:p text:style-name="P1"><text:soft-page-break/><text:span text:style-name="Source_20_Text"><text:span text:style-name="T8">nStatic is 10</text:span></text:span></text:p>
      <text:p text:style-name="P14"><text:span text:style-name="T4"/></text:p>
      <text:p text:style-name="P14"><text:span text:style-name="T4">This example shows the use of </text:span><text:span text:style-name="Strong_20_Emphasis"><text:span text:style-name="T4">static</text:span></text:span><text:span text:style-name="T4"> in a class.</text:span></text:p>
      <text:p text:style-name="P12"/>
      <text:p text:style-name="P12">// static2.cpp</text:p>
      <text:p text:style-name="P12">// compile with: /EHsc</text:p>
      <text:p text:style-name="P15">#include &lt;iostream&gt;</text:p>
      <text:p text:style-name="P15"/>
      <text:p text:style-name="P15">using namespace std;</text:p>
      <text:p text:style-name="P15">class CMyClass {</text:p>
      <text:p text:style-name="P15">public:</text:p>
      <text:p text:style-name="P15"><text:s text:c="3"/>static int m_i;</text:p>
      <text:p text:style-name="P15">};</text:p>
      <text:p text:style-name="P15"/>
      <text:p text:style-name="P15">int CMyClass::m_i = 0;</text:p>
      <text:p text:style-name="P15">CMyClass myObject1;</text:p>
      <text:p text:style-name="P15">CMyClass myObject2;</text:p>
      <text:p text:style-name="P15"/>
      <text:p text:style-name="P15">int main() {</text:p>
      <text:p text:style-name="P15"><text:s text:c="3"/>cout &lt;&lt; myObject1.m_i &lt;&lt; endl;</text:p>
      <text:p text:style-name="P15"><text:s text:c="3"/>cout &lt;&lt; myObject2.m_i &lt;&lt; endl;</text:p>
      <text:p text:style-name="P15"/>
      <text:p text:style-name="P15"><text:s text:c="3"/>myObject1.m_i = 1;</text:p>
      <text:p text:style-name="P15"><text:s text:c="3"/>cout &lt;&lt; myObject1.m_i &lt;&lt; endl;</text:p>
      <text:p text:style-name="P15"><text:s text:c="3"/>cout &lt;&lt; myObject2.m_i &lt;&lt; endl;</text:p>
      <text:p text:style-name="P15"/>
      <text:p text:style-name="P15"><text:s text:c="3"/>myObject2.m_i = 2;</text:p>
      <text:p text:style-name="P15"><text:s text:c="3"/>cout &lt;&lt; myObject1.m_i &lt;&lt; endl;</text:p>
      <text:p text:style-name="P15"><text:s text:c="3"/>cout &lt;&lt; myObject2.m_i &lt;&lt; endl;</text:p>
      <text:p text:style-name="P15"/>
      <text:p text:style-name="P15"><text:s text:c="3"/>CMyClass::m_i = 3;</text:p>
      <text:p text:style-name="P15"><text:s text:c="3"/>cout &lt;&lt; myObject1.m_i &lt;&lt; endl;</text:p>
      <text:p text:style-name="P15"><text:s text:c="3"/>cout &lt;&lt; myObject2.m_i &lt;&lt; endl;</text:p>
      <text:p text:style-name="P15">}</text:p>
      <text:p text:style-name="P12"/>
      <text:p text:style-name="P13">Output:</text:p>
      <text:p text:style-name="P16">0</text:p>
      <text:p text:style-name="P16">0</text:p>
      <text:p text:style-name="P16">1</text:p>
      <text:p text:style-name="P16">1</text:p>
      <text:p text:style-name="P16">2</text:p>
      <text:p text:style-name="P16">2</text:p>
      <text:p text:style-name="P16">3</text:p>
      <text:p text:style-name="P16">3</text:p>
      <text:p text:style-name="P14"><text:span text:style-name="T4"/></text:p>
      <text:p text:style-name="P14"><text:span text:style-name="T4">This example shows a local variable declared </text:span><text:span text:style-name="Strong_20_Emphasis"><text:span text:style-name="T4">static</text:span></text:span><text:span text:style-name="T4"> in a member function. The static variable is available to the whole program; all instances of the type share the same copy of the static variable.</text:span></text:p>
      <text:p text:style-name="P12"/>
      <text:p text:style-name="P12">// static3.cpp</text:p>
      <text:p text:style-name="P12">// compile with: /EHsc</text:p>
      <text:p text:style-name="P15">#include &lt;iostream&gt;</text:p>
      <text:p text:style-name="P15">using namespace std;</text:p>
      <text:p text:style-name="P15">struct C {</text:p>
      <text:p text:style-name="P15"><text:s text:c="3"/>void Test(int value) {</text:p>
      <text:p text:style-name="P15"><text:s text:c="6"/>static int var = 0;</text:p>
      <text:p text:style-name="P15"><text:s text:c="6"/>if (var == value)</text:p>
      <text:p text:style-name="P15"><text:s text:c="9"/>cout &lt;&lt; "var == value" &lt;&lt; endl;</text:p>
      <text:p text:style-name="P15"><text:s text:c="6"/>else</text:p>
      <text:p text:style-name="P15"><text:s text:c="9"/>cout &lt;&lt; "var != value" &lt;&lt; endl;</text:p>
      <text:p text:style-name="P15"/>
      <text:p text:style-name="P15"><text:s text:c="6"/>var = value;</text:p>
      <text:p text:style-name="P15"><text:s text:c="3"/>}</text:p>
      <text:p text:style-name="P15">};</text:p>
      <text:p text:style-name="P15"><text:soft-page-break/></text:p>
      <text:p text:style-name="P15">int main() {</text:p>
      <text:p text:style-name="P15"><text:s text:c="3"/>C c1;</text:p>
      <text:p text:style-name="P15"><text:s text:c="3"/>C c2;</text:p>
      <text:p text:style-name="P15"><text:s text:c="3"/>c1.Test(100);</text:p>
      <text:p text:style-name="P15"><text:s text:c="3"/>c2.Test(100);</text:p>
      <text:p text:style-name="P15">}</text:p>
      <text:p text:style-name="P12"/>
      <text:p text:style-name="P13">Output:</text:p>
      <text:p text:style-name="P16">var != value</text:p>
      <text:p text:style-name="P16">var == val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08:02:06.221311836</meta:creation-date>
    <dc:date>2020-07-12T08:09:03.339715512</dc:date>
    <meta:editing-duration>PT6M57S</meta:editing-duration>
    <meta:editing-cycles>1</meta:editing-cycles>
    <meta:document-statistic meta:table-count="0" meta:image-count="0" meta:object-count="0" meta:page-count="3" meta:paragraph-count="88" meta:word-count="627" meta:character-count="3709" meta:non-whitespace-character-count="3032"/>
    <meta:generator>LibreOffice/6.4.3.2$Linux_X86_64 LibreOffice_project/40$Build-2</meta:generator>
  </office:meta>
</office:document-meta>
</file>